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FileList.getLi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TPFileList.create( InputStream stream , FTPFileEntry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FileList.readStream( In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FileList.iterator( FTPFileEntry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List.get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List.FTPFileList( FTPFileEntry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FileList.get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